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language="pl" fo:country="PL"/>
    </style:style>
    <style:style style:name="P2" style:family="paragraph" style:parent-style-name="Standard">
      <style:paragraph-properties>
        <style:tab-stops>
          <style:tab-stop style:position="2.328cm"/>
          <style:tab-stop style:position="2.699cm"/>
        </style:tab-stops>
      </style:paragraph-properties>
      <style:text-properties fo:color="#000000" style:font-name="Courier New" fo:language="pl" fo:country="PL"/>
    </style:style>
    <style:style style:name="P3" style:family="paragraph" style:parent-style-name="Standard">
      <style:text-properties fo:color="#000000" style:font-name="Courier New" fo:language="pl" fo:country="PL" fo:font-weight="bold" style:font-weight-asian="bold" style:font-weight-complex="bold"/>
    </style:style>
    <style:style style:name="P4" style:family="paragraph" style:parent-style-name="Standard">
      <style:text-properties style:font-name="Courier New" fo:language="pl" fo:country="PL" fo:font-weight="bold" style:font-weight-asian="bold" style:font-weight-complex="bold"/>
    </style:style>
    <style:style style:name="P5" style:family="paragraph" style:parent-style-name="Standard">
      <style:text-properties style:font-name="Courier New" fo:language="pl" fo:country="P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Courier New" fo:font-size="10.5pt" fo:language="pl" fo:country="PL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9933" style:font-name="Courier New" fo:language="pl" fo:country="PL" style:text-underline-style="none" fo:font-weight="normal" style:font-weight-asian="normal" style:font-weight-complex="normal"/>
    </style:style>
    <style:style style:name="P8" style:family="paragraph" style:parent-style-name="Standard" style:list-style-name="L1">
      <style:text-properties style:font-name="Courier New" fo:language="pl" fo:country="PL" style:text-underline-style="none" fo:font-weight="normal" style:font-weight-asian="normal" style:font-weight-complex="normal"/>
    </style:style>
    <style:style style:name="P9" style:family="paragraph" style:parent-style-name="Standard" style:list-style-name="L8">
      <style:text-properties style:font-name="Courier New" fo:language="pl" fo:country="PL" style:text-underline-style="none" fo:font-weight="normal" style:font-weight-asian="normal" style:font-weight-complex="normal"/>
    </style:style>
    <style:style style:name="P10" style:family="paragraph" style:parent-style-name="Standard" style:list-style-name="L4">
      <style:text-properties style:font-name="Courier New" fo:language="pl" fo:country="PL" fo:font-weight="normal" style:font-weight-asian="normal" style:font-weight-complex="normal"/>
    </style:style>
    <style:style style:name="P11" style:family="paragraph" style:parent-style-name="Standard" style:list-style-name="L5">
      <style:text-properties style:font-name="Courier New" fo:language="pl" fo:country="PL" fo:font-weight="normal" style:font-weight-asian="normal" style:font-weight-complex="normal"/>
    </style:style>
    <style:style style:name="P12" style:family="paragraph" style:parent-style-name="Standard" style:list-style-name="L5">
      <style:text-properties style:font-name="Courier New" fo:language="pl" fo:country="PL"/>
    </style:style>
    <style:style style:name="P13" style:family="paragraph" style:parent-style-name="Standard">
      <style:text-properties style:font-name="Courier New" fo:language="pl" fo:country="PL" fo:font-weight="bold" style:font-weight-asian="bold" style:font-weight-complex="bold"/>
    </style:style>
    <style:style style:name="P14" style:family="paragraph" style:parent-style-name="Standard">
      <style:text-properties style:font-name="Courier New" fo:language="pl" fo:country="PL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 style:list-style-name="L2">
      <style:text-properties fo:color="#000000" style:font-name="Courier New" fo:font-size="12pt" fo:language="pl" fo:country="PL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Courier New" fo:language="pl" fo:country="PL"/>
    </style:style>
    <style:style style:name="P17" style:family="paragraph" style:parent-style-name="Standard" style:list-style-name="L5">
      <style:text-properties fo:color="#000000" style:font-name="Courier New" fo:language="pl" fo:country="PL"/>
    </style:style>
    <style:style style:name="P18" style:family="paragraph" style:parent-style-name="Standard" style:list-style-name="L7">
      <style:text-properties fo:color="#000000" style:font-name="Courier New" fo:language="pl" fo:country="PL" fo:font-weight="normal" style:font-weight-asian="normal" style:font-weight-complex="normal"/>
    </style:style>
    <style:style style:name="P19" style:family="paragraph" style:parent-style-name="Standard" style:list-style-name="L7">
      <style:text-properties fo:color="#000000" style:font-name="Courier New" fo:language="pl" fo:country="PL"/>
    </style:style>
    <style:style style:name="P20" style:family="paragraph" style:parent-style-name="Standard" style:list-style-name="L3">
      <style:text-properties fo:color="#ff3399" style:font-name="Courier New" fo:font-size="12pt" fo:language="pl" fo:country="PL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6">
      <style:text-properties fo:color="#009933" style:font-name="Courier New" fo:language="pl" fo:country="PL" fo:font-weight="normal" style:font-weight-asian="normal" style:font-weight-complex="normal"/>
    </style:style>
    <style:style style:name="P22" style:family="paragraph" style:parent-style-name="Standard" style:list-style-name="L7">
      <style:text-properties fo:color="#009933" style:font-name="Courier New" fo:language="pl" fo:country="PL" style:text-underline-style="none" fo:font-weight="normal" style:font-weight-asian="normal" style:font-weight-complex="normal"/>
    </style:style>
    <style:style style:name="T1" style:family="text">
      <style:text-properties fo:color="#6a87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66ff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n projektu: </text:p>
      <text:p text:style-name="P4"/>
      <text:p text:style-name="P5">update NJ 8.06.17:</text:p>
      <text:list xml:id="list3126103554238276666" text:style-name="L8">
        <text:list-item>
          <text:p text:style-name="P9">zapisywanie do pliku wyniku. Tworzy się plik schedule.csv w folderze projektu; po zapisaniu teoretycznie wyswietla się lebel 'saved' pod przyciskiem ale dziwnie dziala – np. pojawia się tylko wtedy kiedy się rozszerzy okno</text:p>
        </text:list-item>
        <text:list-item>
          <text:p text:style-name="P9">zmienione tytuly okienek dodawania plikow</text:p>
        </text:list-item>
      </text:list>
      <text:p text:style-name="P4"/>
      <text:p text:style-name="P5">update NJ 7.06.17:</text:p>
      <text:list xml:id="list3927647861027476161" text:style-name="L1">
        <text:list-item>
          <text:p text:style-name="P8">W GUI osobne panele dla manualnego dodawania i z pliku, w tabie z plikiem wyswietla się wczytany plik, filechoser filtruje dla .csv</text:p>
        </text:list-item>
      </text:list>
      <text:p text:style-name="P4"/>
      <text:p text:style-name="P6">update: IK 7.06.17:</text:p>
      <text:list xml:id="list8847920963690995899" text:style-name="L2">
        <text:list-item>
          <text:p text:style-name="P15">w GUI przy uzupełnianiu zminiłam wczytywanie godin na textField, przyjmuje taki sam format daty jak ten z plików </text:p>
        </text:list-item>
      </text:list>
      <text:list xml:id="list5664183289660364357" text:style-name="L3">
        <text:list-item>
          <text:p text:style-name="P20">pozmieniane Date na LocalDateTime</text:p>
        </text:list-item>
        <text:list-item>
          <text:p text:style-name="P20">w gui można wybrać czy chcemy wczytać z pliku czy manualnie(narazie jesli dla instruktora damy z pliku to dla studentow tez musimy) po wybraniu normalnie generate schedule</text:p>
        </text:list-item>
        <text:list-item>
          <text:p text:style-name="P20">w gui wypisujemy date jako stringa wiec własciwie jest ok</text:p>
        </text:list-item>
      </text:list>
      <text:list xml:id="list3116229744541128370" text:style-name="L4">
        <text:list-item>
          <text:p text:style-name="P10">Dodałam klasę do tworzenia SATa z pliku, jest ona teraz domyślnie wyłowywana w mainie. Dla instruktora ograniczenia są w pliku instruktorzy.csv natomiast dla uczniów w pliku students.csv. Dane zapisywane w tych plikach:</text:p>
        </text:list-item>
      </text:list>
      <text:list xml:id="list4691960590596653304" text:style-name="L5">
        <text:list-item>
          <text:list>
            <text:list-item>
              <text:p text:style-name="P11">jako separator między polami jest średnik</text:p>
            </text:list-item>
            <text:list-item>
              <text:p text:style-name="P12"><text:span text:style-name="T2">data w formacie </text:span><text:span text:style-name="T1">"yyyy-MM-dd HH:mm:ss"</text:span></text:p>
            </text:list-item>
            <text:list-item>
              <text:p text:style-name="P17">nie można używać polskich znaków </text:p>
            </text:list-item>
            <text:list-item>
              <text:p text:style-name="P17">w pliku z ograniczeniami dla uczniów ostatnią kolumną jest nazwa instruktora z którym uczeń chce odbyć daną lekcje </text:p>
            </text:list-item>
            <text:list-item>
              <text:p text:style-name="P17">jeśli dane dla konkrentego ograniczenia są błędne to zostanie ono pominiętę I nie będzie ono brane pod uwagę przy rozwiązywaniu SATa. Niepoprawnośc danych to</text:p>
              <text:list>
                <text:list-item>
                  <text:p text:style-name="P17">data lub godzina rozpoczęcia lekcji przed jej końcem</text:p>
                </text:list-item>
                <text:list-item>
                  <text:p text:style-name="P17">data lub godzina rozpoczęcia pracy instruktora przed jej końcem</text:p>
                </text:list-item>
                <text:list-item>
                  <text:p text:style-name="P17">instruktor przypisany do studenta, który nie ma zdefiniowanych żadnych godzin pracy </text:p>
                </text:list-item>
              </text:list>
            </text:list-item>
          </text:list>
        </text:list-item>
      </text:list>
      <text:p text:style-name="P2"/>
      <text:p text:style-name="P1"/>
      <text:p text:style-name="P1">PS. nie wiem dlaczego przycisk u studentów jest taki walnięty :P</text:p>
      <text:p text:style-name="P1"/>
      <text:p text:style-name="P3">Do zrobienia:</text:p>
      <text:list xml:id="list2911340144328147855" text:style-name="L6">
        <text:list-header>
          <text:p text:style-name="P21"/>
        </text:list-header>
      </text:list>
      <text:list xml:id="list5455710059193283595" text:style-name="L7">
        <text:list-item>
          <text:p text:style-name="P18">Przetestowanie na większej ilości danych</text:p>
        </text:list-item>
        <text:list-item>
          <text:p text:style-name="P18">MAX SAT?</text:p>
        </text:list-item>
      </text:list>
      <text:p text:style-name="P1"><text:span text:style-name="T3"/></text:p>
      <text:list xml:id="list36760728" text:continue-numbering="true" text:style-name="L7">
        <text:list-header>
          <text:p text:style-name="P19"><text:span text:style-name="T3"/></text:p>
          <text:p text:style-name="P22"><text:s/></text:p>
        </text:list-header>
      </text:list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zabela Kiełbasa</meta:initial-creator>
    <meta:creation-date>2017-06-02T16:44:41.86</meta:creation-date>
    <dc:date>2017-06-08T16:56:27.43</dc:date>
    <dc:creator>Nat Jan</dc:creator>
    <meta:editing-duration>PT7H7M13S</meta:editing-duration>
    <meta:editing-cycles>24</meta:editing-cycles>
    <meta:generator>OpenOffice/4.1.3$Win32 OpenOffice.org_project/413m1$Build-9783</meta:generator>
    <meta:document-statistic meta:table-count="0" meta:image-count="0" meta:object-count="0" meta:page-count="2" meta:paragraph-count="25" meta:word-count="287" meta:character-count="1784"/>
  </office:meta>
</office:document-meta>
</file>